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673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2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border="none"/>
    </style:style>
    <style:style style:name="ce3" style:family="table-cell" style:parent-style-name="Default">
      <style:table-cell-properties fo:background-color="#ffffd7" fo:border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dedce6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#dde8cb" style:text-align-source="fix" style:repeat-content="false" fo:border="none"/>
      <style:paragraph-properties fo:text-align="start" fo:margin-left="0in"/>
    </style:style>
    <style:style style:name="ce11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edce6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8" office:value-type="string" calcext:value-type="string">
            <text:p>Schematic ID</text:p>
          </table:table-cell>
          <table:table-cell table:style-name="ce8" office:value-type="string" calcext:value-type="string">
            <text:p>Part #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Min. Qty.</text:p>
          </table:table-cell>
          <table:table-cell table:style-name="ce8" office:value-type="string" calcext:value-type="string">
            <text:p>Link</text:p>
          </table:table-cell>
          <table:table-cell table:style-name="ce8" table:number-columns-repeated="1016"/>
          <table:table-cell table:style-name="ce19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DC1</text:p>
          </table:table-cell>
          <table:table-cell table:style-name="ce2" office:value-type="string" calcext:value-type="string">
            <text:p>LM22676MR-5</text:p>
          </table:table-cell>
          <table:table-cell table:style-name="ce2" office:value-type="string" calcext:value-type="string">
            <text:p>SO-PowerPad-8</text:p>
          </table:table-cell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Texas-Instruments/LM22676QMRE-5.0-NOPB?qs=g9WlUi2XTnaHKsIPcdpKBQ%3D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V5PA22-M3/I</text:p>
          </table:table-cell>
          <table:table-cell table:style-name="ce2" office:value-type="string" calcext:value-type="string">
            <text:p>DO-221BC-2</text:p>
          </table:table-cell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78-V5PA22-M3-I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1206C107M9PAC</text:p>
          </table:table-cell>
          <table:table-cell table:style-name="ce10" office:value-type="float" office:value="1206" calcext:value-type="float">
            <text:p>1206</text:p>
          </table:table-cell>
          <table:table-cell table:style-name="ce2" office:value-type="string" calcext:value-type="string">
            <text:p>100uF (6.3V)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KEMET/C1206C107M9PAC?qs=sGAEpiMZZMsh%252B1woXyUXj4a9ub6yk1NPWWw3UYPrY80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2,C12,C13</text:p>
          </table:table-cell>
          <table:table-cell table:style-name="ce2" office:value-type="string" calcext:value-type="string">
            <text:p>CL31B106KBHNNNE</text:p>
          </table:table-cell>
          <table:table-cell table:style-name="ce10" office:value-type="float" office:value="1206" calcext:value-type="float">
            <text:p>1206</text:p>
          </table:table-cell>
          <table:table-cell table:style-name="ce2" office:value-type="string" calcext:value-type="string">
            <text:p>10uF (50V)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https://www.mouser.com/ProductDetail/Samsung-Electro-Mechanics/CL31B106KBHNNNE?qs=sGAEpiMZZMsh%252B1woXyUXj%2F5%2FyPwqHFXk2Emc7IUpljQ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80-C0603C103K2REAUTO</text:p>
          </table:table-cell>
          <table:table-cell table:style-name="ce10" office:value-type="string" calcext:value-type="string">
            <text:p>0603</text:p>
          </table:table-cell>
          <table:table-cell table:style-name="ce2" office:value-type="string" calcext:value-type="string">
            <text:p>10nF (200V)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80-C0603C103K2REAUTO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RP0615-100K</text:p>
          </table:table-cell>
          <table:table-cell table:style-name="ce2" office:value-type="string" calcext:value-type="string">
            <text:p>(see datasheet)</text:p>
          </table:table-cell>
          <table:table-cell table:style-name="ce2" office:value-type="string" calcext:value-type="string">
            <text:p>10uH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652-SRP0615-100K</text:p>
          </table:table-cell>
          <table:table-cell table:style-name="ce2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3" office:value-type="string" calcext:value-type="string">
            <text:p>Power LED</text:p>
          </table:table-cell>
          <table:table-cell table:style-name="ce3" office:value-type="string" calcext:value-type="string">
            <text:p>R11</text:p>
          </table:table-cell>
          <table:table-cell table:style-name="ce9" office:value-type="string" calcext:value-type="string">
            <text:p>ERA-3AEB331V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330Ω (100mW)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https://www.mouser.com/ProductDetail/Panasonic/ERA-3AEB331V?qs=1VWA5LkbEaqwfRHC2HyrOg%3D%3D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Power LED</text:p>
          </table:table-cell>
          <table:table-cell table:style-name="ce3" office:value-type="string" calcext:value-type="string">
            <text:p>D5 (Power, Red)</text:p>
          </table:table-cell>
          <table:table-cell table:style-name="ce3" office:value-type="string" calcext:value-type="string">
            <text:p>TLMS1000-GS08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2mA/1.8V (40mW) 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https://www.mouser.com/ProductDetail/Vishay-Semiconductors/TLMS1000-GS08?qs=vcNEnGV6fuUSEnnCpIbW%2Fw%3D%3D</text:p>
          </table:table-cell>
          <table:table-cell table:style-name="ce3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ADS1115</text:p>
          </table:table-cell>
          <table:table-cell table:style-name="ce4" office:value-type="string" calcext:value-type="string">
            <text:p>VSSOP-10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Texas-Instruments/ADS1115BQDGSRQ1?qs=34RfhUjJmKdvyLrkbnfjHA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S0603KRX7R0BB104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00nF (100V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YAGEO/CS0603KRX7R0BB104?qs=CNuWj9FTWYDXHSQFl2xZaQ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ERA-3ARB753V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75kΩ (100mW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Panasonic/ERA-3ARB753V?qs=sGAEpiMZZMtlubZbdhIBIJiMSTY83nT40deH53Z%252BjXs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ERA-3ARB153V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5kΩ (100mW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Panasonic/ERA-3ARB153V?qs=ob%252BdNz2%252BYEgZSMAP4X0QcQ%3D%3D</text:p>
          </table:table-cell>
          <table:table-cell table:style-name="ce4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5" office:value-type="string" calcext:value-type="string">
            <text:p>IMU</text:p>
          </table:table-cell>
          <table:table-cell table:style-name="ce5" office:value-type="string" calcext:value-type="string">
            <text:p>IMU1</text:p>
          </table:table-cell>
          <table:table-cell table:style-name="ce5" office:value-type="string" calcext:value-type="string">
            <text:p>ICM-42605</text:p>
          </table:table-cell>
          <table:table-cell table:style-name="ce5" office:value-type="string" calcext:value-type="string">
            <text:p>LGA-14</text:p>
          </table:table-cell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https://www.mouser.com/ProductDetail/410-ICM-42605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IMU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S0603KRX7R0BB104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100nF (100V)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https://www.mouser.com/ProductDetail/YAGEO/CS0603KRX7R0BB104?qs=CNuWj9FTWYDXHSQFl2xZaQ%3D%3D</text:p>
          </table:table-cell>
          <table:table-cell table:style-name="ce5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CAM1,CAM2</text:p>
          </table:table-cell>
          <table:table-cell table:style-name="ce6" office:value-type="string" calcext:value-type="string">
            <text:p>FH12-22S-0.5SH(55)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Hirose-Connector/FH12-22S-0.5SH55?qs=Ux3WWAnHpjDjN9JNAugKTA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R6,R10</text:p>
          </table:table-cell>
          <table:table-cell table:style-name="ce6" office:value-type="string" calcext:value-type="string">
            <text:p>ERA-3AEB182V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1.8kΩ (100mW)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https://www.mouser.com/ProductDetail/Panasonic/ERA-3AEB182V?qs=m8myXnDJXpWh6zrKWQqvBw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ERA-3AEB331V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330Ω (100mW)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Panasonic/ERA-3AEB331V?qs=1VWA5LkbEaqwfRHC2HyrOg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D2 (CM4, Orange)</text:p>
          </table:table-cell>
          <table:table-cell table:style-name="ce6" office:value-type="string" calcext:value-type="string">
            <text:p>TLMO1000-GS08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2mA/1.8V (40mW) 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Vishay-Semiconductors/TLMO1000-GS08?qs=oNDV51lhjEPQ5ghR1MAWhw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U5A,U5B (CM4)</text:p>
          </table:table-cell>
          <table:table-cell table:style-name="ce6" office:value-type="string" calcext:value-type="string">
            <text:p>DF40C-100DS-0.4V(58)</text:p>
          </table:table-cell>
          <table:table-cell table:style-name="ce6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https://www.mouser.com/ProductDetail/Hirose-Connector/DF40C-100DS-0.4V58?qs=Gufeu08L%2Fl3EytQhkTt0gQ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J9 (Battery)</text:p>
          </table:table-cell>
          <table:table-cell table:style-name="ce6" office:value-type="string" calcext:value-type="string">
            <text:p>??????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PWM0-PWM7</text:p>
          </table:table-cell>
          <table:table-cell table:style-name="ce6" office:value-type="string" calcext:value-type="string">
            <text:p>??????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MAG1</text:p>
          </table:table-cell>
          <table:table-cell table:style-name="ce7" office:value-type="string" calcext:value-type="string">
            <text:p>IST8310</text:p>
          </table:table-cell>
          <table:table-cell table:style-name="ce7" office:value-type="string" calcext:value-type="string">
            <text:p>LGA-16</text:p>
          </table:table-cell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https://www.isentek.com/products_view.php?PID=10&amp;sn=13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??????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4.7uF</text:p>
          </table:table-cell>
          <table:table-cell table:style-name="ce17" office:value-type="float" office:value="0" calcext:value-type="float">
            <text:p>0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C8</text:p>
          </table:table-cell>
          <table:table-cell table:style-name="ce7" office:value-type="string" calcext:value-type="string">
            <text:p>CS0603KRX7R0BB104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100nF (100V)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https://www.mouser.com/ProductDetail/YAGEO/CS0603KRX7R0BB104?qs=CNuWj9FTWYDXHSQFl2xZaQ%3D%3D</text:p>
          </table:table-cell>
          <table:table-cell table:style-name="ce7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Barometer</text:p>
          </table:table-cell>
          <table:table-cell table:style-name="ce4" office:value-type="string" calcext:value-type="string">
            <text:p>BARO1</text:p>
          </table:table-cell>
          <table:table-cell table:style-name="ce4" office:value-type="string" calcext:value-type="string">
            <text:p>BMP280</text:p>
          </table:table-cell>
          <table:table-cell table:style-name="ce4" office:value-type="string" calcext:value-type="string">
            <text:p>LGA-8</text:p>
          </table:table-cell>
          <table:table-cell table:style-name="ce4"/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Bosch-Sensortec/BMP280?qs=QhAb4EtQfbUP9Z%252BCHM3Wyg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Barometer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CS0603KRX7R0BB104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00nF (100V)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YAGEO/CS0603KRX7R0BB104?qs=CNuWj9FTWYDXHSQFl2xZaQ%3D%3D</text:p>
          </table:table-cell>
          <table:table-cell table:style-name="ce4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Radio1,Radio2</text:p>
          </table:table-cell>
          <table:table-cell table:style-name="ce5" office:value-type="string" calcext:value-type="string">
            <text:p>RFM95W-868S2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https://www.mouser.com/ProductDetail/RF-Solutions/RFM95W-868S2?qs=OlC7AqGiEDnmrtVOomfBWA%3D%3D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R8,R9</text:p>
          </table:table-cell>
          <table:table-cell table:style-name="ce5" office:value-type="string" calcext:value-type="string">
            <text:p>??????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D3,D4</text:p>
          </table:table-cell>
          <table:table-cell table:style-name="ce5" office:value-type="string" calcext:value-type="string">
            <text:p>??????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AE1,AE2</text:p>
          </table:table-cell>
          <table:table-cell table:style-name="ce5" office:value-type="string" calcext:value-type="string">
            <text:p>??????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6" office:value-type="string" calcext:value-type="string">
            <text:p>SD Card</text:p>
          </table:table-cell>
          <table:table-cell table:style-name="ce6" office:value-type="string" calcext:value-type="string">
            <text:p>SD1</text:p>
          </table:table-cell>
          <table:table-cell table:style-name="ce6" office:value-type="string" calcext:value-type="string">
            <text:p>??????</text:p>
          </table:table-cell>
          <table:table-cell table:style-name="ce6" table:number-columns-repeated="2"/>
          <table:table-cell table:style-name="ce16" office:value-type="float" office:value="0" calcext:value-type="float">
            <text:p>0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D Card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??????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10uF</text:p>
          </table:table-cell>
          <table:table-cell table:style-name="ce16" office:value-type="float" office:value="0" calcext:value-type="float">
            <text:p>0</text:p>
          </table:table-cell>
          <table:table-cell table:style-name="ce6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7" office:value-type="string" calcext:value-type="string">
            <text:p>SBUS Inverter</text:p>
          </table:table-cell>
          <table:table-cell table:style-name="ce7" office:value-type="string" calcext:value-type="string">
            <text:p>U1</text:p>
          </table:table-cell>
          <table:table-cell table:style-name="ce7" office:value-type="string" calcext:value-type="string">
            <text:p>74LVC1G04</text:p>
          </table:table-cell>
          <table:table-cell table:style-name="ce7" office:value-type="string" calcext:value-type="string">
            <text:p>??????</text:p>
          </table:table-cell>
          <table:table-cell table:style-name="ce7"/>
          <table:table-cell table:style-name="ce17"/>
          <table:table-cell table:style-name="ce7" office:value-type="string" calcext:value-type="string">
            <text:p>??????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SBUS Inverter</text:p>
          </table:table-cell>
          <table:table-cell table:style-name="ce7" office:value-type="string" calcext:value-type="string">
            <text:p>SBUS1</text:p>
          </table:table-cell>
          <table:table-cell table:style-name="ce7" office:value-type="string" calcext:value-type="string">
            <text:p>??????</text:p>
          </table:table-cell>
          <table:table-cell table:style-name="ce7" table:number-columns-repeated="2"/>
          <table:table-cell table:style-name="ce17"/>
          <table:table-cell table:style-name="ce7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Soldering</text:p>
          </table:table-cell>
          <table:table-cell table:style-name="ce4" office:value-type="string" calcext:value-type="string">
            <text:p>Low Temp Paste</text:p>
          </table:table-cell>
          <table:table-cell table:style-name="ce4" office:value-type="string" calcext:value-type="string">
            <text:p>Adafruit 3217</text:p>
          </table:table-cell>
          <table:table-cell table:style-name="ce4" table:number-columns-repeated="2"/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485-3217</text:p>
          </table:table-cell>
          <table:table-cell table:style-name="ce4" table:number-columns-repeated="1017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21:13:08.233922662</meta:creation-date>
    <dc:date>2023-05-01T01:20:30.079389753</dc:date>
    <meta:editing-duration>PT2H45M39S</meta:editing-duration>
    <meta:editing-cycles>73</meta:editing-cycles>
    <meta:generator>LibreOffice/7.3.7.2$Linux_X86_64 LibreOffice_project/30$Build-2</meta:generator>
    <meta:document-statistic meta:table-count="1" meta:cell-count="220" meta:object-count="0"/>
  </office:meta>
</office:document-meta>
</file>